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T1" style:family="text">
      <style:text-properties officeooo:rsid="0017b38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T1">CPU</text:span>represents a finite state machine (FSM) for a CPU module, implemented in VHDL. The FSM controls a game between two players, where the players interact through various inputs and the system processes these interactions to determine the game state. Here’s a detailed explanation of the module:</text:p>
      <text:h text:style-name="Heading_20_3" text:outline-level="3">Overview</text:h>
      <text:p text:style-name="Text_20_body">The FSM model consists of two concurrent processes:</text:p>
      <text:list xml:id="list3395413743" text:style-name="L1">
        <text:list-item>
          <text:p text:style-name="P2"><text:span text:style-name="Strong_20_Emphasis">State Registers (</text:span><text:span text:style-name="Strong_20_Emphasis"><text:span text:style-name="Source_20_Text">state_reg</text:span></text:span><text:span text:style-name="Strong_20_Emphasis">):</text:span> Handles the current state of the FSM based on the clock and reset signals.</text:p>
        </text:list-item>
        <text:list-item>
          <text:p text:style-name="P1"><text:span text:style-name="Strong_20_Emphasis">Combinational Logic (</text:span><text:span text:style-name="Strong_20_Emphasis"><text:span text:style-name="Source_20_Text">comb_logic</text:span></text:span><text:span text:style-name="Strong_20_Emphasis">):</text:span> Describes the state transitions and outputs based on the current state and inputs.</text:p>
        </text:list-item>
      </text:list>
      <text:h text:style-name="Heading_20_3" text:outline-level="3">Entity Declaration</text:h>
      <text:p text:style-name="Text_20_body">The <text:span text:style-name="Source_20_Text">cpu</text:span> entity defines the module’s interface, including its inputs and outputs:</text:p>
      <text:list xml:id="list3389834904" text:style-name="L2">
        <text:list-item>
          <text:p text:style-name="P3"><text:span text:style-name="Strong_20_Emphasis">Inputs:</text:span></text:p>
          <text:list>
            <text:list-item>
              <text:p text:style-name="P4"><text:span text:style-name="Source_20_Text">clock</text:span>, <text:span text:style-name="Source_20_Text">reset</text:span>: Basic control signals.</text:p>
            </text:list-item>
            <text:list-item>
              <text:p text:style-name="P4"><text:span text:style-name="Source_20_Text">clk_1ms</text:span>, <text:span text:style-name="Source_20_Text">clk_1hz</text:span>: Clock signals at different frequencies.</text:p>
            </text:list-item>
            <text:list-item>
              <text:p text:style-name="P4"><text:span text:style-name="Source_20_Text">player_A</text:span>, <text:span text:style-name="Source_20_Text">player_B</text:span>: Inputs from the players.</text:p>
            </text:list-item>
            <text:list-item>
              <text:p text:style-name="P4"><text:span text:style-name="Source_20_Text">start</text:span>, <text:span text:style-name="Source_20_Text">target_confirm</text:span>: Control signals for starting the game and confirming the target score.</text:p>
            </text:list-item>
          </text:list>
        </text:list-item>
        <text:list-item>
          <text:p text:style-name="P3"><text:span text:style-name="Strong_20_Emphasis">Outputs:</text:span></text:p>
          <text:list>
            <text:list-item>
              <text:p text:style-name="P4"><text:span text:style-name="Source_20_Text">target_score</text:span>, <text:span text:style-name="Source_20_Text">test_cycles</text:span>, <text:span text:style-name="Source_20_Text">score_playerA</text:span>, <text:span text:style-name="Source_20_Text">score_playerB</text:span>: Various score and cycle counters.</text:p>
            </text:list-item>
            <text:list-item>
              <text:p text:style-name="P4"><text:span text:style-name="Source_20_Text">config_enable_o</text:span>: Configuration enable signal.</text:p>
            </text:list-item>
            <text:list-item>
              <text:p text:style-name="P4"><text:span text:style-name="Source_20_Text">p1_Hex5_4</text:span>, <text:span text:style-name="Source_20_Text">p2_Hex5_4</text:span>: Outputs to display player status.</text:p>
            </text:list-item>
            <text:list-item>
              <text:p text:style-name="P3"><text:span text:style-name="Source_20_Text">stimulus_playerA</text:span>, <text:span text:style-name="Source_20_Text">stimulus_playerB</text:span>: Stimulus signals for the players.</text:p>
            </text:list-item>
          </text:list>
        </text:list-item>
      </text:list>
      <text:h text:style-name="Heading_20_3" text:outline-level="3">Architecture</text:h>
      <text:p text:style-name="Text_20_body">The architecture of the <text:span text:style-name="Source_20_Text">cpu</text:span> entity is named <text:span text:style-name="Source_20_Text">FSM</text:span> and consists of several components and internal signals.</text:p>
      <text:h text:style-name="Heading_20_4" text:outline-level="4">State Types</text:h>
      <text:p text:style-name="Text_20_body">Two state types are defined to manage the main FSM states and a 5-second delay FSM:</text:p>
      <text:list xml:id="list2558002345" text:style-name="L3">
        <text:list-item>
          <text:p text:style-name="P6"><text:span text:style-name="Strong_20_Emphasis"><text:span text:style-name="Source_20_Text">state_type</text:span></text:span><text:span text:style-name="Strong_20_Emphasis">:</text:span> Represents the main states of the FSM, including <text:span text:style-name="Source_20_Text">IDLE</text:span>, <text:span text:style-name="Source_20_Text">CONFIG</text:span>, <text:span text:style-name="Source_20_Text">WAIT_for_START</text:span>, <text:span text:style-name="Source_20_Text">DT_P1</text:span>, <text:span text:style-name="Source_20_Text">STIMULUS1</text:span>, <text:span text:style-name="Source_20_Text">WP1</text:span>, <text:span text:style-name="Source_20_Text">SAVE_P1</text:span>, <text:span text:style-name="Source_20_Text">DT_P2</text:span>, <text:span text:style-name="Source_20_Text">STIMULUS2</text:span>, <text:span text:style-name="Source_20_Text">WP2</text:span>, <text:span text:style-name="Source_20_Text">SAVE_P2</text:span>, <text:span text:style-name="Source_20_Text">COMPARE</text:span>, <text:span text:style-name="Source_20_Text">CHECK_TARGET</text:span>, <text:span text:style-name="Source_20_Text">WINNER</text:span>, <text:span text:style-name="Source_20_Text">Penalty</text:span>, <text:span text:style-name="Source_20_Text">SP1</text:span>, and <text:span text:style-name="Source_20_Text">SP2</text:span>.</text:p>
        </text:list-item>
        <text:list-item>
          <text:p text:style-name="P5"><text:span text:style-name="Strong_20_Emphasis"><text:span text:style-name="Source_20_Text">state_type_5s</text:span></text:span><text:span text:style-name="Strong_20_Emphasis">:</text:span> Represents the states for the 5-second delay FSM, including <text:span text:style-name="Source_20_Text">IDLE_5s</text:span>, <text:span text:style-name="Source_20_Text">RUN_5s</text:span>, and <text:span text:style-name="Source_20_Text">STOP_5s</text:span>.</text:p>
        </text:list-item>
      </text:list>
      <text:h text:style-name="Heading_20_4" text:outline-level="4">Internal Signals</text:h>
      <text:p text:style-name="Text_20_body">Several internal signals are declared to hold intermediate values and states, such as:</text:p>
      <text:list xml:id="list3289860575" text:style-name="L4">
        <text:list-item>
          <text:p text:style-name="P8"><text:soft-page-break/>Registers for storing scores (<text:span text:style-name="Source_20_Text">target_score_reg</text:span>, <text:span text:style-name="Source_20_Text">test_cycles_reg</text:span>, <text:span text:style-name="Source_20_Text">score_playerA_reg</text:span>, <text:span text:style-name="Source_20_Text">score_playerB_reg</text:span>).</text:p>
        </text:list-item>
        <text:list-item>
          <text:p text:style-name="P8">Control signals (<text:span text:style-name="Source_20_Text">config_enable</text:span>, <text:span text:style-name="Source_20_Text">config_done</text:span>, <text:span text:style-name="Source_20_Text">timer_enable</text:span>, <text:span text:style-name="Source_20_Text">timer_done</text:span>, <text:span text:style-name="Source_20_Text">stopwatch_enable1</text:span>, <text:span text:style-name="Source_20_Text">stopwatch_enable2</text:span>).</text:p>
        </text:list-item>
        <text:list-item>
          <text:p text:style-name="P7">Timer and delay signals for managing time-related operations.</text:p>
        </text:list-item>
      </text:list>
      <text:h text:style-name="Heading_20_4" text:outline-level="4">Component Declarations</text:h>
      <text:p text:style-name="Text_20_body">Three components are instantiated within the architecture:</text:p>
      <text:list xml:id="list2782385904" text:style-name="L5">
        <text:list-item>
          <text:p text:style-name="P10"><text:span text:style-name="Strong_20_Emphasis"><text:span text:style-name="Source_20_Text">fsm_configuration</text:span></text:span><text:span text:style-name="Strong_20_Emphasis">:</text:span> Handles configuration settings.</text:p>
        </text:list-item>
        <text:list-item>
          <text:p text:style-name="P10"><text:span text:style-name="Strong_20_Emphasis"><text:span text:style-name="Source_20_Text">random_delay</text:span></text:span><text:span text:style-name="Strong_20_Emphasis">:</text:span> Generates random delays.</text:p>
        </text:list-item>
        <text:list-item>
          <text:p text:style-name="P9"><text:span text:style-name="Strong_20_Emphasis"><text:span text:style-name="Source_20_Text">timer</text:span></text:span><text:span text:style-name="Strong_20_Emphasis">:</text:span> Manages the stopwatch functionality for both players.</text:p>
        </text:list-item>
      </text:list>
      <text:h text:style-name="Heading_20_4" text:outline-level="4">Processes</text:h>
      <text:list xml:id="list802641963" text:style-name="L6">
        <text:list-item>
          <text:p text:style-name="P11"><text:span text:style-name="Strong_20_Emphasis"><text:span text:style-name="Source_20_Text">state_reg</text:span></text:span><text:span text:style-name="Strong_20_Emphasis"> Process:</text:span></text:p>
          <text:list>
            <text:list-item>
              <text:p text:style-name="P12">Sensitive to <text:span text:style-name="Source_20_Text">clock</text:span> and <text:span text:style-name="Source_20_Text">reset</text:span>.</text:p>
            </text:list-item>
            <text:list-item>
              <text:p text:style-name="P12">Updates the <text:span text:style-name="Source_20_Text">current_state</text:span> based on the <text:span text:style-name="Source_20_Text">next_state</text:span>.</text:p>
            </text:list-item>
          </text:list>
        </text:list-item>
        <text:list-item>
          <text:p text:style-name="P11"><text:span text:style-name="Strong_20_Emphasis"><text:span text:style-name="Source_20_Text">comb_logic</text:span></text:span><text:span text:style-name="Strong_20_Emphasis"> Process:</text:span></text:p>
          <text:list>
            <text:list-item>
              <text:p text:style-name="P12">Sensitive to various inputs and the <text:span text:style-name="Source_20_Text">current_state</text:span>.</text:p>
            </text:list-item>
            <text:list-item>
              <text:p text:style-name="P12">Uses a <text:span text:style-name="Source_20_Text">case</text:span> statement to determine the <text:span text:style-name="Source_20_Text">next_state</text:span> based on the current state and inputs.</text:p>
            </text:list-item>
            <text:list-item>
              <text:p text:style-name="P12">Handles state transitions and updates signals accordingly, such as enabling timers, updating scores, and generating stimuli for the players.</text:p>
            </text:list-item>
          </text:list>
        </text:list-item>
        <text:list-item>
          <text:p text:style-name="P11"><text:span text:style-name="Strong_20_Emphasis"><text:span text:style-name="Source_20_Text">second_delay</text:span></text:span><text:span text:style-name="Strong_20_Emphasis"> Process:</text:span></text:p>
          <text:list>
            <text:list-item>
              <text:p text:style-name="P12">Manages a delay of 31 milliseconds.</text:p>
            </text:list-item>
            <text:list-item>
              <text:p text:style-name="P12">Uses a counter to generate the delay and sets <text:span text:style-name="Source_20_Text">sec_done</text:span> when the delay is complete.</text:p>
            </text:list-item>
          </text:list>
        </text:list-item>
        <text:list-item>
          <text:p text:style-name="P11"><text:span text:style-name="Strong_20_Emphasis"><text:span text:style-name="Source_20_Text">five_sec_delay</text:span></text:span><text:span text:style-name="Strong_20_Emphasis"> Process:</text:span></text:p>
          <text:list>
            <text:list-item>
              <text:p text:style-name="P12">Manages a 5-second delay.</text:p>
            </text:list-item>
            <text:list-item>
              <text:p text:style-name="P12">Transitions through <text:span text:style-name="Source_20_Text">IDLE_5s</text:span>, <text:span text:style-name="Source_20_Text">RUN_5s</text:span>, and <text:span text:style-name="Source_20_Text">STOP_5s</text:span> states to count 5 seconds and sets <text:span text:style-name="Source_20_Text">sec5_done</text:span> when the delay is complete.</text:p>
            </text:list-item>
          </text:list>
        </text:list-item>
        <text:list-item>
          <text:p text:style-name="P11"><text:span text:style-name="Strong_20_Emphasis">Penalty Counters (</text:span><text:span text:style-name="Strong_20_Emphasis"><text:span text:style-name="Source_20_Text">penalty_countP1</text:span></text:span><text:span text:style-name="Strong_20_Emphasis">, </text:span><text:span text:style-name="Strong_20_Emphasis"><text:span text:style-name="Source_20_Text">penalty_countP2</text:span></text:span><text:span text:style-name="Strong_20_Emphasis">):</text:span></text:p>
          <text:list>
            <text:list-item>
              <text:p text:style-name="P11">Increment penalty counters for each player if they incur penalties (<text:span text:style-name="Source_20_Text">SP1</text:span> and <text:span text:style-name="Source_20_Text">SP2</text:span> states).</text:p>
            </text:list-item>
          </text:list>
        </text:list-item>
      </text:list>
      <text:h text:style-name="Heading_20_3" text:outline-level="3">Outputs</text:h>
      <text:p text:style-name="Text_20_body">The final block maps internal signals to the output ports of the entity, ensuring that the external interface correctly reflects the internal state of the FSM.</text:p>
      <text:h text:style-name="Heading_20_3" text:outline-level="3">Summary</text:h>
      <text:p text:style-name="Text_20_body">This CPU module implements a complex FSM to manage a game involving two players, with various states representing different stages of the game. It handles configurations, delays, and <text:soft-page-break/>interactions from the players, updating scores and generating stimuli based on the game's rules. The FSM is designed to be responsive to inputs and control signals, ensuring smooth transitions and accurate state management throughout the g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9:01:05.765964243</meta:creation-date>
    <dc:date>2024-06-02T19:02:03.589548935</dc:date>
    <meta:editing-duration>PT58S</meta:editing-duration>
    <meta:editing-cycles>1</meta:editing-cycles>
    <meta:document-statistic meta:table-count="0" meta:image-count="0" meta:object-count="0" meta:page-count="3" meta:paragraph-count="53" meta:word-count="555" meta:character-count="3797" meta:non-whitespace-character-count="3330"/>
    <meta:generator>LibreOffice/7.3.7.2$Linux_X86_64 LibreOffice_project/30$Build-2</meta:generator>
  </office:meta>
</office:document-meta>
</file>